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.72mm"/>
    </style:style>
    <style:style style:name="co3" style:family="table-column">
      <style:table-column-properties fo:break-before="auto" style:column-width="282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7mm" svg:height="90.05mm" svg:x="0.55mm" svg:y="68.79mm">
            <draw:object draw:notify-on-update-of-ranges="Hoja1.B6:Hoja1.B6 Hoja1.B7:Hoja1.B13 Hoja1.C6:Hoja1.C6 Hoja1.C7:Hoja1.C13 Hoja1.D6:Hoja1.D6 Hoja1.D7:Hoja1.D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181.17mm" svg:y="68.53mm">
            <draw:object draw:notify-on-update-of-ranges="Hoja1.G6:Hoja1.G6 Hoja1.G7:Hoja1.G13 Hoja1.H6:Hoja1.H6 Hoja1.H7:Hoja1.H13 Hoja1.I6:Hoja1.I6 Hoja1.I7:Hoja1.I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3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Pop</text:p>
          </table:table-cell>
          <table:table-cell table:style-name="Default" table:number-columns-repeated="2"/>
          <table:table-cell table:number-columns-repeated="2"/>
          <table:table-cell table:style-name="ce2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arrayStack</text:p>
          </table:table-cell>
          <table:table-cell office:value-type="string" calcext:value-type="string">
            <text:p>linkedStack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arrayStack</text:p>
          </table:table-cell>
          <table:table-cell office:value-type="string" calcext:value-type="string">
            <text:p>linkedStaack</text:p>
          </table:table-cell>
          <table:table-cell/>
          <table:table-cell office:value-type="string" calcext:value-type="string">
            <text:p>Respuesta: Ambas son buenas implementaciones aunque cabe destacar que, si bien los métodos push y pop son mas rápidos en arrayStack y es mas simple de implementar</text:p>
          </table:table-cell>
          <table:table-cell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0.035612" calcext:value-type="float">
            <text:p>0,035612</text:p>
          </table:table-cell>
          <table:table-cell office:value-type="float" office:value="0.095942" calcext:value-type="float">
            <text:p>0,095942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 office:value-type="float" office:value="0.027535" calcext:value-type="float">
            <text:p>0,027535</text:p>
          </table:table-cell>
          <table:table-cell office:value-type="float" office:value="0.044412" calcext:value-type="float">
            <text:p>0,044412</text:p>
          </table:table-cell>
          <table:table-cell/>
          <table:table-cell office:value-type="string" calcext:value-type="string">
            <text:p>este requiere reservar memoria desde un inicio la cual no siempre puede resultar conveniente, mientras que el linkedStack demora un poco más</text:p>
          </table:table-cell>
          <table:table-cell/>
        </table:table-row>
        <table:table-row table:style-name="ro1">
          <table:table-cell/>
          <table:table-cell office:value-type="float" office:value="2000000" calcext:value-type="float">
            <text:p>2000000</text:p>
          </table:table-cell>
          <table:table-cell office:value-type="float" office:value="0.069711" calcext:value-type="float">
            <text:p>0,069711</text:p>
          </table:table-cell>
          <table:table-cell office:value-type="float" office:value="0.16092" calcext:value-type="float">
            <text:p>0,16092</text:p>
          </table:table-cell>
          <table:table-cell table:number-columns-repeated="2"/>
          <table:table-cell office:value-type="float" office:value="2000000" calcext:value-type="float">
            <text:p>2000000</text:p>
          </table:table-cell>
          <table:table-cell office:value-type="float" office:value="0.055381" calcext:value-type="float">
            <text:p>0,055381</text:p>
          </table:table-cell>
          <table:table-cell office:value-type="float" office:value="0.086802" calcext:value-type="float">
            <text:p>0,086802</text:p>
          </table:table-cell>
          <table:table-cell/>
          <table:table-cell office:value-type="string" calcext:value-type="string">
            <text:p>ya que designa el espacio por cada push y libera por cada pop, pero puede significar un ahorro importante de memoria.</text:p>
          </table:table-cell>
          <table:table-cell/>
        </table:table-row>
        <table:table-row table:style-name="ro1">
          <table:table-cell/>
          <table:table-cell office:value-type="float" office:value="3000000" calcext:value-type="float">
            <text:p>3000000</text:p>
          </table:table-cell>
          <table:table-cell office:value-type="float" office:value="0.103113" calcext:value-type="float">
            <text:p>0,103113</text:p>
          </table:table-cell>
          <table:table-cell office:value-type="float" office:value="0.237489" calcext:value-type="float">
            <text:p>0,237489</text:p>
          </table:table-cell>
          <table:table-cell table:number-columns-repeated="2"/>
          <table:table-cell office:value-type="float" office:value="3000000" calcext:value-type="float">
            <text:p>3000000</text:p>
          </table:table-cell>
          <table:table-cell office:value-type="float" office:value="0.081587" calcext:value-type="float">
            <text:p>0,081587</text:p>
          </table:table-cell>
          <table:table-cell office:value-type="float" office:value="0.125344" calcext:value-type="float">
            <text:p>0,1253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00000" calcext:value-type="float">
            <text:p>4000000</text:p>
          </table:table-cell>
          <table:table-cell office:value-type="float" office:value="0.138013" calcext:value-type="float">
            <text:p>0,138013</text:p>
          </table:table-cell>
          <table:table-cell office:value-type="float" office:value="0.298787" calcext:value-type="float">
            <text:p>0,298787</text:p>
          </table:table-cell>
          <table:table-cell table:number-columns-repeated="2"/>
          <table:table-cell office:value-type="float" office:value="4000000" calcext:value-type="float">
            <text:p>4000000</text:p>
          </table:table-cell>
          <table:table-cell office:value-type="float" office:value="0.104265" calcext:value-type="float">
            <text:p>0,104265</text:p>
          </table:table-cell>
          <table:table-cell office:value-type="float" office:value="0.165383" calcext:value-type="float">
            <text:p>0,1653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0000" calcext:value-type="float">
            <text:p>5000000</text:p>
          </table:table-cell>
          <table:table-cell office:value-type="float" office:value="0.169206" calcext:value-type="float">
            <text:p>0,169206</text:p>
          </table:table-cell>
          <table:table-cell office:value-type="float" office:value="0.365952" calcext:value-type="float">
            <text:p>0,365952</text:p>
          </table:table-cell>
          <table:table-cell table:number-columns-repeated="2"/>
          <table:table-cell office:value-type="float" office:value="5000000" calcext:value-type="float">
            <text:p>5000000</text:p>
          </table:table-cell>
          <table:table-cell office:value-type="float" office:value="0.134951" calcext:value-type="float">
            <text:p>0,134951</text:p>
          </table:table-cell>
          <table:table-cell office:value-type="float" office:value="0.204357" calcext:value-type="float">
            <text:p>0,2043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00000" calcext:value-type="float">
            <text:p>6000000</text:p>
          </table:table-cell>
          <table:table-cell office:value-type="float" office:value="0.201018" calcext:value-type="float">
            <text:p>0,201018</text:p>
          </table:table-cell>
          <table:table-cell office:value-type="float" office:value="0.442988" calcext:value-type="float">
            <text:p>0,442988</text:p>
          </table:table-cell>
          <table:table-cell table:number-columns-repeated="2"/>
          <table:table-cell office:value-type="float" office:value="6000000" calcext:value-type="float">
            <text:p>6000000</text:p>
          </table:table-cell>
          <table:table-cell office:value-type="float" office:value="0.161018" calcext:value-type="float">
            <text:p>0,161018</text:p>
          </table:table-cell>
          <table:table-cell office:value-type="float" office:value="0.243656" calcext:value-type="float">
            <text:p>0,2436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00000" calcext:value-type="float">
            <text:p>7000000</text:p>
          </table:table-cell>
          <table:table-cell office:value-type="float" office:value="0.235409" calcext:value-type="float">
            <text:p>0,235409</text:p>
          </table:table-cell>
          <table:table-cell office:value-type="float" office:value="0.505959" calcext:value-type="float">
            <text:p>0,505959</text:p>
          </table:table-cell>
          <table:table-cell table:number-columns-repeated="2"/>
          <table:table-cell office:value-type="float" office:value="7000000" calcext:value-type="float">
            <text:p>7000000</text:p>
          </table:table-cell>
          <table:table-cell office:value-type="float" office:value="0.18715" calcext:value-type="float">
            <text:p>0,18715</text:p>
          </table:table-cell>
          <table:table-cell office:value-type="float" office:value="0.284349" calcext:value-type="float">
            <text:p>0,28434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1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6:14:39.444602705</meta:creation-date>
    <dc:date>2019-04-21T16:52:33.289506842</dc:date>
    <meta:editing-duration>PT4M31S</meta:editing-duration>
    <meta:editing-cycles>1</meta:editing-cycles>
    <meta:document-statistic meta:table-count="1" meta:cell-count="53" meta:object-count="2"/>
    <meta:generator>LibreOffice/6.0.6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619cm" svg:y="0.316cm" chart:style-name="ch2">
          <text:p>Método Push</text:p>
        </chart:title>
        <chart:legend chart:legend-position="end" svg:x="12.855cm" svg:y="3.955cm" style:legend-expansion="high" chart:style-name="ch3"/>
        <chart:plot-area chart:style-name="ch4" table:cell-range-address="Hoja1.B6:Hoja1.D13" chart:data-source-has-labels="both" svg:x="0.319cm" svg:y="1.275cm" svg:width="12.217cm" svg:height="7.551cm">
          <chartooo:coordinate-region svg:x="1.046cm" svg:y="1.475cm" svg:width="10.84cm" svg:height="6.704cm"/>
          <chart:axis chart:dimension="x" chart:name="primary-x" chart:style-name="ch5" chartooo:axis-type="auto">
            <chartooo:date-scale/>
            <chart:categories table:cell-range-address="Hoja1.B7:Hoja1.B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C7:Hoja1.C13" chart:label-cell-address="Hoja1.C6:Hoja1.C6" chart:class="chart:line">
            <chart:data-point chart:repeated="7"/>
          </chart:series>
          <chart:series chart:style-name="ch8" chart:values-cell-range-address="Hoja1.D7:Hoja1.D13" chart:label-cell-address="Hoja1.D6:Hoja1.D6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ayStack</text:p>
                <draw:g>
                  <svg:desc>Hoja1.C6:Hoja1.C6</svg:desc>
                </draw:g>
              </table:table-cell>
              <table:table-cell office:value-type="string">
                <text:p>linkedStack</text:p>
                <draw:g>
                  <svg:desc>Hoja1.D6:Hoja1.D6</svg:desc>
                </draw:g>
              </table:table-cell>
            </table:table-row>
          </table:table-header-rows>
          <table:table-rows>
            <table:table-row>
              <table:table-cell office:value-type="float" office:value="1000000">
                <text:p>1000000</text:p>
                <draw:g>
                  <svg:desc>Hoja1.B7:Hoja1.B13</svg:desc>
                </draw:g>
              </table:table-cell>
              <table:table-cell office:value-type="float" office:value="0.035612">
                <text:p>0.035612</text:p>
                <draw:g>
                  <svg:desc>Hoja1.C7:Hoja1.C13</svg:desc>
                </draw:g>
              </table:table-cell>
              <table:table-cell office:value-type="float" office:value="0.095942">
                <text:p>0.095942</text:p>
                <draw:g>
                  <svg:desc>Hoja1.D7:Hoja1.D13</svg:desc>
                </draw:g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0.069711">
                <text:p>0.069711</text:p>
              </table:table-cell>
              <table:table-cell office:value-type="float" office:value="0.16092">
                <text:p>0.16092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0.103113">
                <text:p>0.103113</text:p>
              </table:table-cell>
              <table:table-cell office:value-type="float" office:value="0.237489">
                <text:p>0.237489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0.138013">
                <text:p>0.138013</text:p>
              </table:table-cell>
              <table:table-cell office:value-type="float" office:value="0.298787">
                <text:p>0.298787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0.169206">
                <text:p>0.169206</text:p>
              </table:table-cell>
              <table:table-cell office:value-type="float" office:value="0.365952">
                <text:p>0.365952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0.201018">
                <text:p>0.201018</text:p>
              </table:table-cell>
              <table:table-cell office:value-type="float" office:value="0.442988">
                <text:p>0.442988</text:p>
              </table:table-cell>
            </table:table-row>
            <table:table-row>
              <table:table-cell office:value-type="float" office:value="7000000">
                <text:p>7000000</text:p>
              </table:table-cell>
              <table:table-cell office:value-type="float" office:value="0.235409">
                <text:p>0.235409</text:p>
              </table:table-cell>
              <table:table-cell office:value-type="float" office:value="0.505959">
                <text:p>0.5059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738cm" svg:y="0.316cm" chart:style-name="ch2">
          <text:p>Método Pop</text:p>
        </chart:title>
        <chart:legend chart:legend-position="end" svg:x="12.67cm" svg:y="3.954cm" style:legend-expansion="high" chart:style-name="ch3"/>
        <chart:plot-area chart:style-name="ch4" table:cell-range-address="Hoja1.G6:Hoja1.I13" chart:data-source-has-labels="both" svg:x="0.319cm" svg:y="1.275cm" svg:width="12.032cm" svg:height="7.55cm">
          <chartooo:coordinate-region svg:x="1.231cm" svg:y="1.475cm" svg:width="10.47cm" svg:height="6.703cm"/>
          <chart:axis chart:dimension="x" chart:name="primary-x" chart:style-name="ch5" chartooo:axis-type="auto">
            <chartooo:date-scale/>
            <chart:categories table:cell-range-address="Hoja1.G7:Hoja1.G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7:Hoja1.H13" chart:label-cell-address="Hoja1.H6:Hoja1.H6" chart:class="chart:line">
            <chart:data-point chart:repeated="7"/>
          </chart:series>
          <chart:series chart:style-name="ch8" chart:values-cell-range-address="Hoja1.I7:Hoja1.I13" chart:label-cell-address="Hoja1.I6:Hoja1.I6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ayStack</text:p>
                <draw:g>
                  <svg:desc>Hoja1.H6:Hoja1.H6</svg:desc>
                </draw:g>
              </table:table-cell>
              <table:table-cell office:value-type="string">
                <text:p>linkedStaack</text:p>
                <draw:g>
                  <svg:desc>Hoja1.I6:Hoja1.I6</svg:desc>
                </draw:g>
              </table:table-cell>
            </table:table-row>
          </table:table-header-rows>
          <table:table-rows>
            <table:table-row>
              <table:table-cell office:value-type="float" office:value="1000000">
                <text:p>1000000</text:p>
                <draw:g>
                  <svg:desc>Hoja1.G7:Hoja1.G13</svg:desc>
                </draw:g>
              </table:table-cell>
              <table:table-cell office:value-type="float" office:value="0.027535">
                <text:p>0.027535</text:p>
                <draw:g>
                  <svg:desc>Hoja1.H7:Hoja1.H13</svg:desc>
                </draw:g>
              </table:table-cell>
              <table:table-cell office:value-type="float" office:value="0.044412">
                <text:p>0.044412</text:p>
                <draw:g>
                  <svg:desc>Hoja1.I7:Hoja1.I13</svg:desc>
                </draw:g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0.055381">
                <text:p>0.055381</text:p>
              </table:table-cell>
              <table:table-cell office:value-type="float" office:value="0.086802">
                <text:p>0.086802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0.081587">
                <text:p>0.081587</text:p>
              </table:table-cell>
              <table:table-cell office:value-type="float" office:value="0.125344">
                <text:p>0.125344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0.104265">
                <text:p>0.104265</text:p>
              </table:table-cell>
              <table:table-cell office:value-type="float" office:value="0.165383">
                <text:p>0.165383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0.134951">
                <text:p>0.134951</text:p>
              </table:table-cell>
              <table:table-cell office:value-type="float" office:value="0.204357">
                <text:p>0.204357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0.161018">
                <text:p>0.161018</text:p>
              </table:table-cell>
              <table:table-cell office:value-type="float" office:value="0.243656">
                <text:p>0.243656</text:p>
              </table:table-cell>
            </table:table-row>
            <table:table-row>
              <table:table-cell office:value-type="float" office:value="7000000">
                <text:p>7000000</text:p>
              </table:table-cell>
              <table:table-cell office:value-type="float" office:value="0.18715">
                <text:p>0.18715</text:p>
              </table:table-cell>
              <table:table-cell office:value-type="float" office:value="0.284349">
                <text:p>0.2843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